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Testing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(RTMP)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Produced 42 unique synth loops using FL Studio 20</text:p>
              </text:list-item>
              <text:list-item>
                <text:p text:style-name="proj-desc">Automated stream paraters using a Python script</text:p>
              </text:list-item>
              <text:list-item>
                <text:p text:style-name="proj-desc">Documentated file sturcture and internal logic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Validated pull requests against CI test framework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6 06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